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1980000027B0000027B13CEF751A7EF3725.svg" manifest:media-type="image/svg+xml"/>
  <manifest:file-entry manifest:full-path="Pictures/100000010000001800000018BA3AF2FA2D3974E5.png" manifest:media-type="image/png"/>
  <manifest:file-entry manifest:full-path="Pictures/1000012F00000295000002957F7D8DFFBD45264C.svg" manifest:media-type="image/svg+xml"/>
  <manifest:file-entry manifest:full-path="Pictures/1000019000000295000002955296F80D20274C20.svg" manifest:media-type="image/svg+xml"/>
  <manifest:file-entry manifest:full-path="Pictures/100000010000001700000017786F740DA4C799F3.png" manifest:media-type="image/png"/>
  <manifest:file-entry manifest:full-path="Pictures/100000010000001800000018BBF1EE443DB1AEBC.png" manifest:media-type="image/png"/>
  <manifest:file-entry manifest:full-path="Pictures/1000000100000018000000185F182CBD6C4C5088.png" manifest:media-type="image/png"/>
  <manifest:file-entry manifest:full-path="Pictures/100001900000029500000295628F0E6117A7D0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style:font-name="Open Sans" fo:font-size="11pt" officeooo:rsid="00284e25" officeooo:paragraph-rsid="00284e25"/>
    </style:style>
    <style:style style:name="P2" style:family="paragraph" style:parent-style-name="Text_20_body">
      <style:text-properties style:font-name="Open Sans" officeooo:rsid="0014ce84" officeooo:paragraph-rsid="0014ce84"/>
    </style:style>
    <style:style style:name="P3" style:family="paragraph" style:parent-style-name="Text_20_body">
      <style:text-properties style:font-name="Open Sans" officeooo:paragraph-rsid="0014ce84"/>
    </style:style>
    <style:style style:name="P4" style:family="paragraph" style:parent-style-name="Text_20_body">
      <style:text-properties style:font-name="Open Sans" officeooo:paragraph-rsid="001524ae"/>
    </style:style>
    <style:style style:name="P5" style:family="paragraph" style:parent-style-name="Text_20_body">
      <style:text-properties style:font-name="Open Sans" officeooo:rsid="00254c33" officeooo:paragraph-rsid="00254c33"/>
    </style:style>
    <style:style style:name="P6" style:family="paragraph" style:parent-style-name="Text_20_body">
      <style:text-properties style:font-name="Open Sans" officeooo:rsid="0025b365" officeooo:paragraph-rsid="0025b365"/>
    </style:style>
    <style:style style:name="P7" style:family="paragraph" style:parent-style-name="Title">
      <style:text-properties style:font-name="Open Sans" officeooo:rsid="00284e25" officeooo:paragraph-rsid="00284e25"/>
    </style:style>
    <style:style style:name="P8" style:family="paragraph" style:parent-style-name="Heading_20_1">
      <style:text-properties style:font-name="Open Sans" officeooo:paragraph-rsid="00175c61"/>
    </style:style>
    <style:style style:name="P9" style:family="paragraph" style:parent-style-name="Heading_20_1">
      <style:text-properties style:font-name="Open Sans" officeooo:rsid="00254c33" officeooo:paragraph-rsid="00254c33"/>
    </style:style>
    <style:style style:name="P10" style:family="paragraph" style:parent-style-name="Heading_20_2">
      <style:text-properties style:font-name="Open Sans" officeooo:rsid="0014ce84" officeooo:paragraph-rsid="0014ce84"/>
    </style:style>
    <style:style style:name="P11" style:family="paragraph" style:parent-style-name="Heading_20_2">
      <style:text-properties style:font-name="Open Sans" officeooo:rsid="001524ae" officeooo:paragraph-rsid="001524ae"/>
    </style:style>
    <style:style style:name="P12" style:family="paragraph" style:parent-style-name="Heading_20_3">
      <style:text-properties fo:text-transform="uppercase" style:font-name="Open Sans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3" style:family="paragraph" style:parent-style-name="Heading_20_4">
      <style:text-properties style:font-name="Open Sans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4" style:family="paragraph" style:parent-style-name="Heading_20_5">
      <style:text-properties style:font-name="Open Sans" officeooo:rsid="00254c33" officeooo:paragraph-rsid="00254c33"/>
    </style:style>
    <style:style style:name="P15" style:family="paragraph" style:parent-style-name="Heading_20_5">
      <style:text-properties style:font-name="Open Sans" officeooo:paragraph-rsid="00254c33"/>
    </style:style>
    <style:style style:name="P16" style:family="paragraph" style:parent-style-name="Heading_20_5">
      <style:text-properties style:font-name="Open Sans" officeooo:rsid="002a0d31" officeooo:paragraph-rsid="002a0d31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officeooo:rsid="001599f9"/>
    </style:style>
    <style:style style:name="T4" style:family="text">
      <style:text-properties officeooo:rsid="00175c61"/>
    </style:style>
    <style:style style:name="T5" style:family="text">
      <style:text-properties officeooo:rsid="00254c33"/>
    </style:style>
    <style:style style:name="T6" style:family="text">
      <style:text-properties officeooo:rsid="00265bbf"/>
    </style:style>
    <style:style style:name="T7" style:family="text">
      <style:text-properties fo:font-size="11pt" officeooo:rsid="001599f9"/>
    </style:style>
    <style:style style:name="T8" style:family="text">
      <style:text-properties fo:font-size="11pt" officeooo:rsid="00284e25"/>
    </style:style>
    <style:style style:name="T9" style:family="text">
      <style:text-properties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0" style:family="text">
      <style:text-properties fo:font-size="12pt" fo:font-weight="600" officeooo:rsid="00265bb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11" style:family="text">
      <style:text-properties officeooo:rsid="00315c71"/>
    </style:style>
    <style:style style:name="T12" style:family="text">
      <style:text-properties style:font-name="Open Sans" officeooo:rsid="00254c33"/>
    </style:style>
    <style:style style:name="T13" style:family="text">
      <style:text-properties style:font-name="Open Sans" officeooo:rsid="00265bbf"/>
    </style:style>
    <style:style style:name="fr1" style:family="graphic" style:parent-style-name="Graphics">
      <style:graphic-properties style:vertical-pos="middle" style:vertical-rel="tex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A</text:span>D</text:p>
      <text:h text:style-name="P12" text:outline-level="3"><text:span text:style-name="T11">ALEX</text:span> Doe</text:h>
      <text:h text:style-name="P13" text:outline-level="4">Software Engineer</text:h>
      <text:h text:style-name="P10" text:outline-level="2">Profile</text:h>
      <text:p text:style-name="P1">Provide a brief description of who you are what some of your interest and hobbies are. Having a common interest with a potential employer can help him/her want to get to know you. Don’t go overboard in this section.</text:p>
      <text:h text:style-name="P10" text:outline-level="2">Contact</text:h>
      <text:p text:style-name="P2">Address: 123 Example Street</text:p>
      <text:p text:style-name="P3"><text:span text:style-name="T1">E-Mail: </text:span><text:span text:style-name="T7">no_reply@example</text:span><text:span text:style-name="T1">.com</text:span></text:p>
      <text:p text:style-name="P2">Phone: <text:span text:style-name="T2">(123) 456-7890</text:span></text:p>
      <text:p text:style-name="P4"><text:span text:style-name="T2">Website: www.</text:span><text:span text:style-name="T11">Alex</text:span><text:span text:style-name="T8">Doe</text:span><text:span text:style-name="T2">Design.com</text:span></text:p>
      <text:h text:style-name="P11" text:outline-level="2">Social Media</text:h>
      <text:p text:style-name="P4"><draw:frame draw:style-name="fr1" draw:name="Image1" text:anchor-type="as-char" svg:width="0.661cm" svg:height="0.661cm" draw:z-index="0"><draw:image xlink:href="Pictures/1000012F00000295000002957F7D8DFFBD45264C.svg" xlink:type="simple" xlink:show="embed" xlink:actuate="onLoad" draw:mime-type="image/svg+xml"/><draw:image xlink:href="Pictures/100000010000001800000018BBF1EE443DB1AEBC.png" xlink:type="simple" xlink:show="embed" xlink:actuate="onLoad" draw:mime-type="image/png"/></draw:frame>: <text:span text:style-name="T3">Facebook</text:span></text:p>
      <text:p text:style-name="P4"><draw:frame draw:style-name="fr1" draw:name="Image2" text:anchor-type="as-char" svg:width="0.661cm" svg:height="0.661cm" draw:z-index="1"><draw:image xlink:href="Pictures/1000019000000295000002955296F80D20274C20.svg" xlink:type="simple" xlink:show="embed" xlink:actuate="onLoad" draw:mime-type="image/svg+xml"/><draw:image xlink:href="Pictures/100000010000001800000018BA3AF2FA2D3974E5.png" xlink:type="simple" xlink:show="embed" xlink:actuate="onLoad" draw:mime-type="image/png"/></draw:frame>: <text:span text:style-name="T4">LinkedIn</text:span></text:p>
      <text:p text:style-name="P4"><draw:frame draw:style-name="fr2" draw:name="Image3" text:anchor-type="as-char" svg:width="0.661cm" svg:height="0.661cm" draw:z-index="2"><draw:image xlink:href="Pictures/100001900000029500000295628F0E6117A7D0A0.svg" xlink:type="simple" xlink:show="embed" xlink:actuate="onLoad" draw:mime-type="image/svg+xml"/><draw:image xlink:href="Pictures/1000000100000018000000185F182CBD6C4C5088.png" xlink:type="simple" xlink:show="embed" xlink:actuate="onLoad" draw:mime-type="image/png"/></draw:frame>: <text:span text:style-name="T4">Instagram</text:span></text:p>
      <text:p text:style-name="P4"><draw:frame draw:style-name="fr1" draw:name="Image4" text:anchor-type="as-char" svg:width="0.635cm" svg:height="0.635cm" draw:z-index="3"><draw:image xlink:href="Pictures/100001980000027B0000027B13CEF751A7EF3725.svg" xlink:type="simple" xlink:show="embed" xlink:actuate="onLoad" draw:mime-type="image/svg+xml"/><draw:image xlink:href="Pictures/100000010000001700000017786F740DA4C799F3.png" xlink:type="simple" xlink:show="embed" xlink:actuate="onLoad" draw:mime-type="image/png"/></draw:frame>: <text:span text:style-name="T4">Twitter</text:span></text:p>
      <text:p text:style-name="P4"/>
      <text:h text:style-name="P8" text:outline-level="1"><text:span text:style-name="T4">E</text:span><text:span text:style-name="T9">xperience</text:span></text:h>
      <text:h text:style-name="P14" text:outline-level="5">Company Name / Location – Job Title</text:h>
      <text:h text:style-name="Heading_20_6" text:outline-level="6">Month 20xx – Present</text:h>
      <text:p text:style-name="Text_20_body">Brief description of the job description and responsibilities that you had to manage while working in this job as well as the skills needed. </text:p>
      <text:h text:style-name="Heading_20_5" text:outline-level="5">Company Name / Location – Job Title</text:h>
      <text:h text:style-name="Heading_20_6" text:outline-level="6"><text:span text:style-name="T12">Month 20xx – </text:span><text:span text:style-name="T13">Month 20xx</text:span></text:h>
      <text:p text:style-name="P5">Brief description of the job description and responsibilities that you had to manage while working in this job as well as the skills needed. </text:p>
      <text:h text:style-name="P14" text:outline-level="5">Company Name / Location – Job Title</text:h>
      <text:h text:style-name="Heading_20_6" text:outline-level="6">Month 20xx – <text:span text:style-name="T6">Month 20xx</text:span></text:h>
      <text:p text:style-name="P5">Brief description of the job description and responsibilities that you had to manage while working in this job as well as the skills needed. </text:p>
      <text:h text:style-name="P9" text:outline-level="1">Education</text:h>
      <text:h text:style-name="P15" text:outline-level="5"><text:span text:style-name="T10">School Name</text:span><text:span text:style-name="T5"> – </text:span><text:span text:style-name="T10">Degree </text:span></text:h>
      <text:h text:style-name="Heading_20_6" text:outline-level="6">Month 20xx – Month 20xx</text:h>
      <text:p text:style-name="P5">Brief description of the skills you learned or software you used in school. Name relevant experiences or real life projects that you completed. </text:p>
      <text:h text:style-name="P9" text:outline-level="1">Achievements</text:h>
      <text:h text:style-name="P16" text:outline-level="5">Award Presenter – Name of the Award</text:h>
      <text:h text:style-name="Heading_20_6" text:outline-level="6">Month 20xx</text:h>
      <text:p text:style-name="P6">Brief description of the award and what you achieve to earn the award. Highlight the difficulty of winning this aw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  <style:text-properties style:font-name="Open Sans" fo:font-family="'Open Sans'" style:font-family-generic="swiss" style:font-pitch="variable" fo:font-size="11pt" officeooo:rsid="00254c33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51cm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03cm" style:contextual-spacing="false" fo:text-align="center" style:justify-single-word="false" fo:padding-left="0.051cm" fo:padding-right="0.051cm" fo:padding-top="0.051cm" fo:padding-bottom="0.254cm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cm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54cm" fo:margin-bottom="0.254cm" style:contextual-spacing="false" fo:text-align="center" style:justify-single-word="false" style:page-number="auto" fo:padding-left="0.051cm" fo:padding-right="0.051cm" fo:padding-top="0.051cm" fo:padding-bottom="0.254cm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style:font-name="Open Sans" fo:font-family="'Open Sans'" style:font-family-generic="swiss" style:font-pitch="variable" fo:font-size="12pt" fo:font-weight="600" officeooo:rsid="00254c33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2cm" fo:margin-bottom="0.102cm" style:contextual-spacing="false" fo:padding="0.051cm" fo:border="none"/>
      <style:text-properties fo:color="#666666" loext:opacity="100%" style:font-name="Open Sans" fo:font-family="'Open Sans'" style:font-family-generic="swiss" style:font-pitch="variable" fo:font-size="11pt" fo:font-style="normal" fo:font-weight="normal" officeooo:rsid="00254c33" style:font-size-asian="85%" style:font-style-asian="normal" style:font-weight-asian="bold" style:font-size-complex="85%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middle" style:vertical-rel="paragraph-content" style:horizontal-pos="left" style:horizontal-rel="paragraph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-sep style:width="0.009cm" style:color="#000000" style:height="100%" style:style="solid"/>
          <style:column style:rel-width="3967*" fo:start-indent="0cm" fo:end-indent="0.635cm"/>
          <style:column style:rel-width="6005*" fo:start-indent="0.63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1:39:27.586055718</meta:creation-date>
    <meta:editing-duration>P0D</meta:editing-duration>
    <meta:editing-cycles>1</meta:editing-cycles>
    <meta:generator>LibreOffice/7.4.2.3$MacOSX_AARCH64 LibreOffice_project/382eef1f22670f7f4118c8c2dd222ec7ad009daf</meta:generator>
    <dc:title>Minimalist_Resume</dc:title>
    <meta:document-statistic meta:table-count="0" meta:image-count="4" meta:object-count="0" meta:page-count="1" meta:paragraph-count="33" meta:word-count="229" meta:character-count="1390" meta:non-whitespace-character-count="1180"/>
  </office:meta>
</office:document-meta>
</file>